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marker-start="Circle" draw:marker-end="Circle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556cm" svg:x="6.745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3cm" svg:height="3.556cm" svg:x="9.546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45cm" svg:height="0.474cm" svg:x="7.899cm" svg:y="11.8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45cm" svg:height="0.474cm" svg:x="10.508cm" svg:y="11.9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429cm" svg:height="0.474cm" svg:x="8.5cm" svg:y="12.61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429cm" svg:height="0.474cm" svg:x="9.801cm" svg:y="12.6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8.747cm" svg:y1="13.192cm" svg:x2="10.017cm" svg:y2="13.192cm">
          <text:p/>
        </draw:line>
        <draw:line draw:style-name="gr3" draw:text-style-name="P1" draw:layer="layout" svg:x1="8.747cm" svg:y1="14.092cm" svg:x2="10.017cm" svg:y2="14.092cm">
          <text:p/>
        </draw:line>
        <draw:frame draw:style-name="gr2" draw:text-style-name="P1" draw:layer="layout" svg:width="0.415cm" svg:height="0.474cm" svg:x="9.201cm" svg:y="12.7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487cm" svg:height="0.534cm" svg:x="9.102cm" svg:y="13.6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4" draw:text-style-name="P1" draw:layer="layout" svg:width="0.73cm" svg:height="0.803cm" draw:transform="rotate (-2.5857052868296) translate (9.22907321726754cm 13.8481419613516cm)" svg:viewBox="0 0 731 804" svg:d="M0 787c230 64 426-64 610-167 132-74 195-371-19-440l-132-101 30-79">
          <text:p/>
        </draw:path>
        <draw:path draw:style-name="gr4" draw:text-style-name="P1" draw:layer="layout" svg:width="0.908cm" svg:height="0.313cm" draw:transform="rotate (-1.5707963267949) translate (10.2266450184211cm 13.18cm)" svg:viewBox="0 0 909 314" svg:d="M0 305c250 61 329-201 529-281 318-129 86 310 380 24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7:36:51.818281028</meta:creation-date>
    <dc:date>2015-10-28T17:45:44.058998813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

<file path=Object 6/content.xml><?xml version="1.0" encoding="utf-8"?>
<math xmlns="http://www.w3.org/1998/Math/MathML" display="block">
  <semantics>
    <msup>
      <mi>e</mi>
      <mi>'</mi>
    </msup>
    <annotation encoding="StarMath 5.0">e^{ ' }</annotation>
  </semantics>
</math>
</file>